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</text:p>
      <text:p text:style-name="P1"><text:span text:style-name="T1"><text:tab/>-Wissen generieren aus Erfahrung (Wikipedia aber quatsch)</text:span></text:p>
      <text:p text:style-name="P1"><text:span text:style-name="T1"><text:tab/>-Computer löst was ohne dass man den Algorithmus machen muss</text:span></text:p>
      <text:p text:style-name="P1"><text:span text:style-name="T1"><text:tab/>-Wenn ein Programm mit mehr Erfahrung besser wird -&gt; Machine Learning</text:span></text:p>
      <text:p text:style-name="P1">Brauch 3 Sachen</text:p>
      <text:p text:style-name="P2">Erfahrung E</text:p>
      <text:p text:style-name="P2">Task T</text:p>
      <text:p text:style-name="P2">Performance P</text:p>
      <text:p text:style-name="P1"/>
      <text:p text:style-name="P1">Einsatzgebiete</text:p>
      <text:p text:style-name="P1"><text:span text:style-name="T1"><text:tab/>Diagnose </text:span></text:p>
      <text:p text:style-name="P1"><text:span text:style-name="T1"><text:tab/>Betrugsdetektion</text:span></text:p>
      <text:p text:style-name="P1"><text:span text:style-name="T1"><text:tab/>Klassifikation (z.B. DNA)</text:span></text:p>
      <text:p text:style-name="P1"><text:span text:style-name="T1"><text:tab/>Sprach,Bild,Text,Bild Erkennung</text:span></text:p>
      <text:p text:style-name="P1"><text:span text:style-name="T1"/></text:p>
      <text:p text:style-name="P1">Lernarten</text:p>
      <text:p text:style-name="P3">Supervised</text:p>
      <text:p text:style-name="P2"><text:tab/>Sagen obs richtig oder Falsch ist</text:p>
      <text:p text:style-name="P2"><text:tab/>Muss aber nicht durch Mensch getestet werden sondern z.B. Qualitätsfunktion</text:p>
      <text:p text:style-name="P4"><text:tab/>Regression</text:p>
      <text:p text:style-name="P5"><text:tab/><text:tab/>Kontuniierliche Werte (Wie n Graph)</text:p>
      <text:p text:style-name="P5"><text:tab/><text:span text:style-name="T2">Klassifikation</text:span></text:p>
      <text:p text:style-name="P5"><text:tab/><text:tab/>Diskrete Werte (z.B. Krank oder nicht)</text:p>
      <text:p text:style-name="P2">Unsupervised</text:p>
      <text:p text:style-name="P2"><text:tab/>Schau ob du was damit anfangen kannst mit Daten</text:p>
      <text:p text:style-name="P2"><text:tab/><text:tab/>z.B. Versuch irgendwas so gut wie möglich zu machen mit den Daten (?)</text:p>
      <text:p text:style-name="P2"><text:tab/><text:tab/>Ich glaube es geht hier im Patternfindung</text:p>
      <text:p text:style-name="P2">Reinforcement Learning</text:p>
      <text:p text:style-name="P2"><text:tab/>Wie bei Kind mit Belohunng ???? -&gt; Bei dynamischen Sachen</text:p>
      <text:p text:style-name="P2"><text:tab/>Inputwerte Dimensionen pro Beispiel -&gt; ein Outputwert</text:p>
      <text:p text:style-name="P2"><text:tab/><text:tab/>- Automatischer Vergleich von Beispiel und Ergebni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45S</meta:editing-duration>
    <meta:editing-cycles>13</meta:editing-cycles>
    <meta:generator>OpenOffice.org/3.4.1$Win32 OpenOffice.org_project/341m1$Build-9593</meta:generator>
    <dc:date>2015-04-16T14:54:17.10</dc:date>
    <meta:document-statistic meta:table-count="0" meta:image-count="0" meta:object-count="0" meta:page-count="1" meta:paragraph-count="29" meta:word-count="134" meta:character-count="942"/>
    <meta:user-defined meta:name="Info 1"/>
    <meta:user-defined meta:name="Info 2"/>
    <meta:user-defined meta:name="Info 3"/>
    <meta:user-defined meta:name="Info 4"/>
  </office:meta>
</office:document-meta>
</file>